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76pt"/>
    </style:style>
    <style:style style:name="co2" style:family="table-column">
      <style:table-column-properties fo:break-before="auto" style:column-width="70.61pt"/>
    </style:style>
    <style:style style:name="co3" style:family="table-column">
      <style:table-column-properties fo:break-before="auto" style:column-width="74.21pt"/>
    </style:style>
    <style:style style:name="co4" style:family="table-column">
      <style:table-column-properties fo:break-before="auto" style:column-width="91.64pt"/>
    </style:style>
    <style:style style:name="co5" style:family="table-column">
      <style:table-column-properties fo:break-before="auto" style:column-width="78.46pt"/>
    </style:style>
    <style:style style:name="co6" style:family="table-column">
      <style:table-column-properties fo:break-before="auto" style:column-width="95.9pt"/>
    </style:style>
    <style:style style:name="co7" style:family="table-column">
      <style:table-column-properties fo:break-before="auto" style:column-width="29.7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fl-10instance-tra-373-1000res--1folds-0.001ridge-200w2vdim-17-09_10:48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std. RMSE</text:p>
          </table:table-cell>
          <table:table-cell office:value-type="string" calcext:value-type="string">
            <text:p>Meaning_Error</text:p>
          </table:table-cell>
          <table:table-cell office:value-type="string" calcext:value-type="string">
            <text:p>std. Meaning Error</text:p>
          </table:table-cell>
          <table:table-cell office:value-type="string" calcext:value-type="string">
            <text:p>Sentence_Error</text:p>
          </table:table-cell>
          <table:table-cell office:value-type="string" calcext:value-type="string">
            <text:p>std. Sentence Error</text:p>
          </table:table-cell>
          <table:table-cell office:value-type="string" calcext:value-type="string">
            <text:p>se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48683151844378" calcext:value-type="float">
            <text:p>0.2486831518</text:p>
          </table:table-cell>
          <table:table-cell office:value-type="float" office:value="0.246915401547219" calcext:value-type="float">
            <text:p>0.2469154015</text:p>
          </table:table-cell>
          <table:table-cell office:value-type="float" office:value="0.186461126005362" calcext:value-type="float">
            <text:p>0.186461126</text:p>
          </table:table-cell>
          <table:table-cell office:value-type="float" office:value="0.270013436584067" calcext:value-type="float">
            <text:p>0.2700134366</text:p>
          </table:table-cell>
          <table:table-cell office:value-type="float" office:value="0.445040214477212" calcext:value-type="float">
            <text:p>0.4450402145</text:p>
          </table:table-cell>
          <table:table-cell office:value-type="float" office:value="0.496970242545053" calcext:value-type="float">
            <text:p>0.4969702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39601851840253" calcext:value-type="float">
            <text:p>0.2396018518</text:p>
          </table:table-cell>
          <table:table-cell office:value-type="float" office:value="0.20538407335689" calcext:value-type="float">
            <text:p>0.2053840734</text:p>
          </table:table-cell>
          <table:table-cell office:value-type="float" office:value="0.166331546023235" calcext:value-type="float">
            <text:p>0.166331546</text:p>
          </table:table-cell>
          <table:table-cell office:value-type="float" office:value="0.249282705256679" calcext:value-type="float">
            <text:p>0.2492827053</text:p>
          </table:table-cell>
          <table:table-cell office:value-type="float" office:value="0.436997319034853" calcext:value-type="float">
            <text:p>0.436997319</text:p>
          </table:table-cell>
          <table:table-cell office:value-type="float" office:value="0.496014780214465" calcext:value-type="float">
            <text:p>0.49601478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42792251436917" calcext:value-type="float">
            <text:p>0.2427922514</text:p>
          </table:table-cell>
          <table:table-cell office:value-type="float" office:value="0.224201015644435" calcext:value-type="float">
            <text:p>0.2242010156</text:p>
          </table:table-cell>
          <table:table-cell office:value-type="float" office:value="0.178596961572833" calcext:value-type="float">
            <text:p>0.1785969616</text:p>
          </table:table-cell>
          <table:table-cell office:value-type="float" office:value="0.26249583549983" calcext:value-type="float">
            <text:p>0.2624958355</text:p>
          </table:table-cell>
          <table:table-cell office:value-type="float" office:value="0.439678284182306" calcext:value-type="float">
            <text:p>0.4396782842</text:p>
          </table:table-cell>
          <table:table-cell office:value-type="float" office:value="0.496347953154649" calcext:value-type="float">
            <text:p>0.49634795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0176711033773" calcext:value-type="float">
            <text:p>0.250176711</text:p>
          </table:table-cell>
          <table:table-cell office:value-type="float" office:value="0.240996008363823" calcext:value-type="float">
            <text:p>0.2409960084</text:p>
          </table:table-cell>
          <table:table-cell office:value-type="float" office:value="0.18340035746202" calcext:value-type="float">
            <text:p>0.1834003575</text:p>
          </table:table-cell>
          <table:table-cell office:value-type="float" office:value="0.273396895288085" calcext:value-type="float">
            <text:p>0.2733968953</text:p>
          </table:table-cell>
          <table:table-cell office:value-type="float" office:value="0.431635388739946" calcext:value-type="float">
            <text:p>0.4316353887</text:p>
          </table:table-cell>
          <table:table-cell office:value-type="float" office:value="0.495304229668253" calcext:value-type="float">
            <text:p>0.49530422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47803485502258" calcext:value-type="float">
            <text:p>0.2478034855</text:p>
          </table:table-cell>
          <table:table-cell office:value-type="float" office:value="0.258526160293852" calcext:value-type="float">
            <text:p>0.2585261603</text:p>
          </table:table-cell>
          <table:table-cell office:value-type="float" office:value="0.174687220732797" calcext:value-type="float">
            <text:p>0.1746872207</text:p>
          </table:table-cell>
          <table:table-cell office:value-type="float" office:value="0.256683623258559" calcext:value-type="float">
            <text:p>0.2566836233</text:p>
          </table:table-cell>
          <table:table-cell office:value-type="float" office:value="0.439678284182306" calcext:value-type="float">
            <text:p>0.4396782842</text:p>
          </table:table-cell>
          <table:table-cell office:value-type="float" office:value="0.496347953154649" calcext:value-type="float">
            <text:p>0.49634795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4184932336545" calcext:value-type="float">
            <text:p>0.2418493234</text:p>
          </table:table-cell>
          <table:table-cell office:value-type="float" office:value="0.22436561203131" calcext:value-type="float">
            <text:p>0.224365612</text:p>
          </table:table-cell>
          <table:table-cell office:value-type="float" office:value="0.176295799821269" calcext:value-type="float">
            <text:p>0.1762957998</text:p>
          </table:table-cell>
          <table:table-cell office:value-type="float" office:value="0.25107490884453" calcext:value-type="float">
            <text:p>0.2510749088</text:p>
          </table:table-cell>
          <table:table-cell office:value-type="float" office:value="0.46112600536193" calcext:value-type="float">
            <text:p>0.4611260054</text:p>
          </table:table-cell>
          <table:table-cell office:value-type="float" office:value="0.498486521924996" calcext:value-type="float">
            <text:p>0.49848652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38223938449975" calcext:value-type="float">
            <text:p>0.2382239384</text:p>
          </table:table-cell>
          <table:table-cell office:value-type="float" office:value="0.217727977699499" calcext:value-type="float">
            <text:p>0.2177279777</text:p>
          </table:table-cell>
          <table:table-cell office:value-type="float" office:value="0.178731009830206" calcext:value-type="float">
            <text:p>0.1787310098</text:p>
          </table:table-cell>
          <table:table-cell office:value-type="float" office:value="0.260976714340617" calcext:value-type="float">
            <text:p>0.2609767143</text:p>
          </table:table-cell>
          <table:table-cell office:value-type="float" office:value="0.445040214477212" calcext:value-type="float">
            <text:p>0.4450402145</text:p>
          </table:table-cell>
          <table:table-cell office:value-type="float" office:value="0.496970242545053" calcext:value-type="float">
            <text:p>0.49697024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44233164314755" calcext:value-type="float">
            <text:p>0.2442331643</text:p>
          </table:table-cell>
          <table:table-cell office:value-type="float" office:value="0.219786592646802" calcext:value-type="float">
            <text:p>0.2197865926</text:p>
          </table:table-cell>
          <table:table-cell office:value-type="float" office:value="0.186371760500447" calcext:value-type="float">
            <text:p>0.1863717605</text:p>
          </table:table-cell>
          <table:table-cell office:value-type="float" office:value="0.27095675433097" calcext:value-type="float">
            <text:p>0.2709567543</text:p>
          </table:table-cell>
          <table:table-cell office:value-type="float" office:value="0.439678284182306" calcext:value-type="float">
            <text:p>0.4396782842</text:p>
          </table:table-cell>
          <table:table-cell office:value-type="float" office:value="0.496347953154649" calcext:value-type="float">
            <text:p>0.49634795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4167293398176" calcext:value-type="float">
            <text:p>0.241672934</text:p>
          </table:table-cell>
          <table:table-cell office:value-type="float" office:value="0.214043383541599" calcext:value-type="float">
            <text:p>0.2140433835</text:p>
          </table:table-cell>
          <table:table-cell office:value-type="float" office:value="0.179691689008043" calcext:value-type="float">
            <text:p>0.179691689</text:p>
          </table:table-cell>
          <table:table-cell office:value-type="float" office:value="0.256752626471313" calcext:value-type="float">
            <text:p>0.2567526265</text:p>
          </table:table-cell>
          <table:table-cell office:value-type="float" office:value="0.46112600536193" calcext:value-type="float">
            <text:p>0.4611260054</text:p>
          </table:table-cell>
          <table:table-cell office:value-type="float" office:value="0.498486521924996" calcext:value-type="float">
            <text:p>0.49848652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4241385094062" calcext:value-type="float">
            <text:p>0.2424138509</text:p>
          </table:table-cell>
          <table:table-cell office:value-type="float" office:value="0.21538445416686" calcext:value-type="float">
            <text:p>0.2153844542</text:p>
          </table:table-cell>
          <table:table-cell office:value-type="float" office:value="0.185522788203753" calcext:value-type="float">
            <text:p>0.1855227882</text:p>
          </table:table-cell>
          <table:table-cell office:value-type="float" office:value="0.26324189174157" calcext:value-type="float">
            <text:p>0.2632418917</text:p>
          </table:table-cell>
          <table:table-cell office:value-type="float" office:value="0.466487935656837" calcext:value-type="float">
            <text:p>0.4664879357</text:p>
          </table:table-cell>
          <table:table-cell office:value-type="float" office:value="0.498875677442246" calcext:value-type="float">
            <text:p>0.498875677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11])" office:value-type="float" office:value="0.243745066271014" calcext:value-type="float">
            <text:p>0.2437450663</text:p>
          </table:table-cell>
          <table:table-cell/>
          <table:table-cell table:formula="of:=AVERAGE([.D2:.D11])" office:value-type="float" office:value="0.179609025915996" calcext:value-type="float">
            <text:p>0.1796090259</text:p>
          </table:table-cell>
          <table:table-cell/>
          <table:table-cell table:formula="of:=AVERAGE([.F2:.F11])" office:value-type="float" office:value="0.446648793565684" calcext:value-type="float">
            <text:p>0.44664879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</text:p>
          </table:table-cell>
          <table:table-cell table:formula="of:=STDEV([.B2:.B11])" office:value-type="float" office:value="0.00395356929915029" calcext:value-type="float">
            <text:p>0.0039535693</text:p>
          </table:table-cell>
          <table:table-cell/>
          <table:table-cell table:formula="of:=STDEV([.D2:.D11])" office:value-type="float" office:value="0.00628337983510293" calcext:value-type="float">
            <text:p>0.0062833798</text:p>
          </table:table-cell>
          <table:table-cell/>
          <table:table-cell table:formula="of:=STDEV([.F2:.F11])" office:value-type="float" office:value="0.0119362343928965" calcext:value-type="float">
            <text:p>0.011936234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7T18:16:53.690499618</dc:date>
    <dc:creator>Surender Kumar</dc:creator>
    <meta:editing-duration>PT1M34S</meta:editing-duration>
    <meta:editing-cycles>1</meta:editing-cycles>
    <meta:document-statistic meta:table-count="1" meta:cell-count="96" meta:object-count="0"/>
    <meta:generator>LibreOffice/5.1.4.2$Linux_X86_64 LibreOffice_project/10m0$Build-2</meta:generator>
  </office:meta>
</office:document-meta>
</file>